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1.053cm"/>
    </style:style>
    <style:style style:name="ro1" style:family="table-row">
      <style:table-row-properties style:row-height="0.47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00"/>
    </style:style>
    <style:style style:name="ce5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18cm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6"/>
        <table:table-column table:style-name="co5" table:default-cell-style-name="Default"/>
        <table:table-column table:style-name="co1" table:default-cell-style-name="ce6"/>
        <table:table-row table:style-name="ro1">
          <table:table-cell table:style-name="ce1" table:number-columns-repeated="3"/>
          <table:table-cell table:style-name="ce10" office:value-type="string">
            <text:p>(1,n)</text:p>
          </table:table-cell>
          <table:table-cell table:style-name="ce11" office:value-type="string" table:number-columns-spanned="5" table:number-rows-spanned="1">
            <text:p>Produto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table:style-name="ce2" office:value-type="string">
            <text:p>cd_pedido</text:p>
          </table:table-cell>
          <table:table-cell table:style-name="ce2" office:value-type="string">
            <text:p>v_total</text:p>
          </table:table-cell>
          <table:table-cell table:style-name="ce2" office:value-type="string">
            <text:p>dt_ped</text:p>
          </table:table-cell>
          <table:table-cell table:style-name="ce2" office:value-type="string">
            <text:p>Fone_contato</text:p>
          </table:table-cell>
          <table:table-cell table:style-name="ce2" office:value-type="string">
            <text:p>cd_prod</text:p>
          </table:table-cell>
          <table:table-cell table:style-name="ce2" office:value-type="string">
            <text:p>nom_prod</text:p>
          </table:table-cell>
          <table:table-cell table:style-name="ce2" office:value-type="string">
            <text:p>v_unit</text:p>
          </table:table-cell>
          <table:table-cell table:style-name="ce2" office:value-type="string">
            <text:p>qde</text:p>
          </table:table-cell>
          <table:table-cell table:style-name="ce2" office:value-type="string">
            <text:p>v_por_prod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currency" office:currency="BRL" office:value="3300">
            <text:p>R$ 3.300,00</text:p>
          </table:table-cell>
          <table:table-cell office:value-type="date" office:date-value="2009-11-30">
            <text:p>30/11/09</text:p>
          </table:table-cell>
          <table:table-cell office:value-type="string">
            <text:p>2222-2222</text:p>
          </table:table-cell>
          <table:table-cell office:value-type="float" office:value="1">
            <text:p>1</text:p>
          </table:table-cell>
          <table:table-cell office:value-type="string">
            <text:p>Computador</text:p>
          </table:table-cell>
          <table:table-cell office:value-type="currency" office:currency="BRL" office:value="1500">
            <text:p>R$ 1.500,00</text:p>
          </table:table-cell>
          <table:table-cell office:value-type="float" office:value="1">
            <text:p>1</text:p>
          </table:table-cell>
          <table:table-cell office:value-type="currency" office:currency="BRL" office:value="1500">
            <text:p>R$ 1.500,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currency" office:currency="BRL" office:value="3300">
            <text:p>R$ 3.300,00</text:p>
          </table:table-cell>
          <table:table-cell office:value-type="date" office:date-value="2009-11-30">
            <text:p>30/11/09</text:p>
          </table:table-cell>
          <table:table-cell office:value-type="string">
            <text:p>2222-2222</text:p>
          </table:table-cell>
          <table:table-cell office:value-type="float" office:value="5">
            <text:p>5</text:p>
          </table:table-cell>
          <table:table-cell office:value-type="string">
            <text:p>Impressora</text:p>
          </table:table-cell>
          <table:table-cell office:value-type="currency" office:currency="BRL" office:value="600">
            <text:p>R$ 600,00</text:p>
          </table:table-cell>
          <table:table-cell office:value-type="float" office:value="2">
            <text:p>2</text:p>
          </table:table-cell>
          <table:table-cell office:value-type="currency" office:currency="BRL" office:value="1200">
            <text:p>R$ 1.200,00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office:value-type="currency" office:currency="BRL" office:value="3300">
            <text:p>R$ 3.300,00</text:p>
          </table:table-cell>
          <table:table-cell office:value-type="date" office:date-value="2009-11-30">
            <text:p>30/11/09</text:p>
          </table:table-cell>
          <table:table-cell office:value-type="string">
            <text:p>2222-2222</text:p>
          </table:table-cell>
          <table:table-cell office:value-type="float" office:value="6">
            <text:p>6</text:p>
          </table:table-cell>
          <table:table-cell office:value-type="string">
            <text:p>Papel A4</text:p>
          </table:table-cell>
          <table:table-cell office:value-type="currency" office:currency="BRL" office:value="12">
            <text:p>R$ 12,00</text:p>
          </table:table-cell>
          <table:table-cell office:value-type="float" office:value="50">
            <text:p>50</text:p>
          </table:table-cell>
          <table:table-cell office:value-type="currency" office:currency="BRL" office:value="600">
            <text:p>R$ 600,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currency" office:currency="BRL" office:value="3300">
            <text:p>R$ 3.300,00</text:p>
          </table:table-cell>
          <table:table-cell office:value-type="date" office:date-value="2009-11-30">
            <text:p>30/11/09</text:p>
          </table:table-cell>
          <table:table-cell office:value-type="string">
            <text:p>9999-9999</text:p>
          </table:table-cell>
          <table:table-cell office:value-type="float" office:value="1">
            <text:p>1</text:p>
          </table:table-cell>
          <table:table-cell office:value-type="string">
            <text:p>Computador</text:p>
          </table:table-cell>
          <table:table-cell office:value-type="currency" office:currency="BRL" office:value="1500">
            <text:p>R$ 1.500,00</text:p>
          </table:table-cell>
          <table:table-cell office:value-type="float" office:value="1">
            <text:p>1</text:p>
          </table:table-cell>
          <table:table-cell office:value-type="currency" office:currency="BRL" office:value="1500">
            <text:p>R$ 1.500,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currency" office:currency="BRL" office:value="3300">
            <text:p>R$ 3.300,00</text:p>
          </table:table-cell>
          <table:table-cell office:value-type="date" office:date-value="2009-11-30">
            <text:p>30/11/09</text:p>
          </table:table-cell>
          <table:table-cell office:value-type="string">
            <text:p>9999-9999</text:p>
          </table:table-cell>
          <table:table-cell office:value-type="float" office:value="5">
            <text:p>5</text:p>
          </table:table-cell>
          <table:table-cell office:value-type="string">
            <text:p>Impressora</text:p>
          </table:table-cell>
          <table:table-cell office:value-type="currency" office:currency="BRL" office:value="600">
            <text:p>R$ 600,00</text:p>
          </table:table-cell>
          <table:table-cell office:value-type="float" office:value="2">
            <text:p>2</text:p>
          </table:table-cell>
          <table:table-cell office:value-type="currency" office:currency="BRL" office:value="1200">
            <text:p>R$ 1.200,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currency" office:currency="BRL" office:value="3300">
            <text:p>R$ 3.300,00</text:p>
          </table:table-cell>
          <table:table-cell office:value-type="date" office:date-value="2009-11-30">
            <text:p>30/11/09</text:p>
          </table:table-cell>
          <table:table-cell office:value-type="string">
            <text:p>9999-9999</text:p>
          </table:table-cell>
          <table:table-cell office:value-type="float" office:value="6">
            <text:p>6</text:p>
          </table:table-cell>
          <table:table-cell office:value-type="string">
            <text:p>Papel A5</text:p>
          </table:table-cell>
          <table:table-cell office:value-type="currency" office:currency="BRL" office:value="12">
            <text:p>R$ 12,00</text:p>
          </table:table-cell>
          <table:table-cell office:value-type="float" office:value="50">
            <text:p>50</text:p>
          </table:table-cell>
          <table:table-cell office:value-type="currency" office:currency="BRL" office:value="600">
            <text:p>R$ 600,00</text:p>
          </table:table-cell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2">
          <table:table-cell table:style-name="ce4"/>
          <table:table-cell table:style-name="ce7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ce5" office:value-type="string">
            <text:p>cd_pedido</text:p>
          </table:table-cell>
          <table:table-cell table:style-name="ce3" office:value-type="string">
            <text:p>v_total</text:p>
          </table:table-cell>
          <table:table-cell table:style-name="ce3" office:value-type="string">
            <text:p>dt_ped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4">
          <table:table-cell office:value-type="float" office:value="100">
            <text:p>100</text:p>
          </table:table-cell>
          <table:table-cell office:value-type="currency" office:currency="BRL" office:value="3300">
            <text:p>R$ 3.300,00</text:p>
          </table:table-cell>
          <table:table-cell office:value-type="date" office:date-value="909-12-05">
            <text:p>30/11/09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3">
          <table:table-cell table:style-name="ce5" office:value-type="string">
            <text:p>cd_pedido</text:p>
          </table:table-cell>
          <table:table-cell table:style-name="ce5" office:value-type="string">
            <text:p>telefone</text:p>
          </table:table-cell>
          <table:table-cell table:style-name="ce9"/>
          <table:table-cell table:style-name="ce5" office:value-type="string">
            <text:p>cd_pedido</text:p>
          </table:table-cell>
          <table:table-cell table:style-name="ce5" office:value-type="string">
            <text:p>cd_prod</text:p>
          </table:table-cell>
          <table:table-cell table:style-name="ce5" office:value-type="string">
            <text:p>nom_prod</text:p>
          </table:table-cell>
          <table:table-cell table:style-name="ce5" office:value-type="string">
            <text:p>v_unit</text:p>
          </table:table-cell>
          <table:table-cell table:style-name="ce5" office:value-type="string">
            <text:p>qde</text:p>
          </table:table-cell>
          <table:table-cell table:style-name="ce5" office:value-type="string">
            <text:p>v_por_prod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Default" office:value-type="string">
            <text:p>2222-2222</text:p>
          </table:table-cell>
          <table:table-cell table:style-name="Default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Computador</text:p>
          </table:table-cell>
          <table:table-cell office:value-type="currency" office:currency="BRL" office:value="1500">
            <text:p>R$ 1.500,00</text:p>
          </table:table-cell>
          <table:table-cell office:value-type="float" office:value="1">
            <text:p>1</text:p>
          </table:table-cell>
          <table:table-cell office:value-type="currency" office:currency="BRL" office:value="1500">
            <text:p>R$ 1.500,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Default" office:value-type="string">
            <text:p>9999-9999</text:p>
          </table:table-cell>
          <table:table-cell table:style-name="Default"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Impressora</text:p>
          </table:table-cell>
          <table:table-cell office:value-type="currency" office:currency="BRL" office:value="600">
            <text:p>R$ 600,00</text:p>
          </table:table-cell>
          <table:table-cell office:value-type="float" office:value="2">
            <text:p>2</text:p>
          </table:table-cell>
          <table:table-cell office:value-type="currency" office:currency="BRL" office:value="1200">
            <text:p>R$ 1.200,00</text:p>
          </table:table-cell>
        </table:table-row>
        <table:table-row table:style-name="ro2">
          <table:table-cell/>
          <table:table-cell table:style-name="Default" table:number-columns-repeated="2"/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Papel A4</text:p>
          </table:table-cell>
          <table:table-cell office:value-type="currency" office:currency="BRL" office:value="12">
            <text:p>R$ 12,00</text:p>
          </table:table-cell>
          <table:table-cell office:value-type="float" office:value="50">
            <text:p>50</text:p>
          </table:table-cell>
          <table:table-cell office:value-type="currency" office:currency="BRL" office:value="600">
            <text:p>R$ 600,00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17/05/2013</text:date>, <text:time>11:42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7T10:45:37.45</meta:creation-date>
    <dc:date>2013-05-17T11:42:48.57</dc:date>
    <meta:editing-duration>PT00H11M30S</meta:editing-duration>
    <meta:editing-cycles>1</meta:editing-cycles>
    <meta:document-statistic meta:table-count="3" meta:cell-count="101" meta:object-count="0"/>
    <meta:generator>BrOffice.org/3.2$Win32 OpenOffice.org_project/320m12$Build-9483</meta:generator>
  </office:meta>
</office:document-meta>
</file>